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6fb" officeooo:paragraph-rsid="001a46fb"/>
    </style:style>
    <style:style style:name="P2" style:family="paragraph" style:parent-style-name="Standard">
      <style:paragraph-properties fo:text-align="start" style:justify-single-word="false"/>
      <style:text-properties fo:font-size="14pt" officeooo:rsid="001a46fb" officeooo:paragraph-rsid="001a46f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46fb" officeooo:paragraph-rsid="001a46f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bf695" officeooo:paragraph-rsid="001bf69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46fb" officeooo:paragraph-rsid="001a46f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bf695" officeooo:paragraph-rsid="001bf69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bf695"/>
    </style:style>
    <style:style style:name="P8" style:family="paragraph" style:parent-style-name="Header">
      <style:text-properties officeooo:rsid="001a46fb" officeooo:paragraph-rsid="001a46f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officeooo:rsid="001d54aa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d4589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d54aa" style:font-size-asian="14pt" style:font-weight-asian="normal" style:font-size-complex="14pt" style:font-weight-complex="normal"/>
    </style:style>
    <style:style style:name="T6" style:family="text">
      <style:text-properties officeooo:rsid="001bf695"/>
    </style:style>
    <style:style style:name="T7" style:family="text">
      <style:text-properties officeooo:rsid="001d458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458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ssignment 1</text:span><text:line-break/><text:span text:style-name="T2">Alien Invasion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Author : Andrew Holden</text:p>
      <text:p text:style-name="P2">Student Number: 97242455</text:p>
      <text:p text:style-name="P2"/>
      <text:p text:style-name="P2"/>
      <text:p text:style-name="P2"/>
      <text:p text:style-name="P3"><text:soft-page-break/>1.0 – Description</text:p>
      <text:p text:style-name="P5"><text:tab/></text:p>
      <text:p text:style-name="P5"><text:tab/>Aliens have invaded Earth! They have taken over an old fortress in the middle of <text:tab/>nowhere. The aliens have landed in thier space ship in the center of the fortress <text:tab/>and built a small wooden hangar around it. The hangar opens from the top so they <text:tab/>can leave at short notice whenever they feel it necessary. The fortress is still in <text:tab/>pretty good shape, with a working cannon outside a fully functional draw bridge <text:tab/>and no visible <text:tab/>damage. It also has a marble tile floor which the aliens have <text:tab/>polished so that it reflects everything above it. The aliens have somehow changed <text:tab/>the motion of the sun so that it constantly revolves around the sky casting <text:tab/>shadows in different directions. <text:span text:style-name="T6">The aliens have set up 8 robots to patrol the area <text:tab/>so they can leave in a hurry when a threat has been spotted. 2 robots are circling <text:tab/>the fortress clockwise and another 2 are circling anti-clockwise. The other 4 <text:tab/>robots have been placed one on top of each wall with a spotlight attached to thier <text:tab/>head so they can better see the approach of any threats, they patrol along the wall <text:tab/>at regular intervals. The aliens can at any time take off in thier ship to get a better <text:tab/>view of the fortress from above.</text:span></text:p>
      <text:p text:style-name="P5"/>
      <text:p text:style-name="P4">2.0 – Extra Features</text:p>
      <text:p text:style-name="P4"><text:tab/>2.1 – Planar Shadows</text:p>
      <text:p text:style-name="P6"><text:tab/><text:tab/>I have cast planar shadows from a number of objects in the scene. The <text:tab/><text:tab/><text:tab/><text:tab/>fortress, robots (both on the walls and ground), space ship, cannon and hangar <text:tab/><text:tab/>all have shadows on the ground surface with the robots on the walls also <text:tab/><text:tab/><text:tab/>casting a shadow on top of the wall as well.</text:p>
      <text:p text:style-name="P6"/>
      <text:p text:style-name="P6"><text:tab/><text:tab/>One difficulty I had with this was that I had nested a few functions to make <text:tab/><text:tab/>the <text:tab/>code more readable as it was growing at an expenential rate. In the end I <text:tab/><text:tab/>decided to pass in a boolean to each function and sub function in which colors <text:tab/><text:tab/>and or textures were used so that the appropriate changes could be made if the <text:tab/><text:tab/>object was intended to be a shadow.</text:p>
      <text:p text:style-name="P6"/>
      <text:p text:style-name="P4"><text:span text:style-name="T7"><text:tab/>2.2 – Spot Lights</text:span></text:p>
      <text:p text:style-name="P4"><text:tab/><text:tab/><text:span text:style-name="T9">I have placed 4 spotlights in the scene, one on the head of each of the robots <text:tab/><text:tab/>manning the walls. They move and rotate at regular intervals along with the <text:tab/><text:tab/>robots which can be clearly seen on both the ground and the fortress <text:tab/><text:tab/><text:tab/><text:tab/>walls/towers.</text:span></text:p>
      <text:p text:style-name="P4"><text:span text:style-name="T9"><text:tab/></text:span></text:p>
      <text:p text:style-name="P4"><text:span text:style-name="T9"><text:tab/><text:tab/>This I found very difficult to implement at first as when I added a second light <text:tab/><text:tab/>source it played havoc with my first light source. At first i managed to fix this <text:tab/><text:tab/>by placing the light source at the origin first and then moving it to the required <text:tab/><text:tab/>location. I have no idea why this fixed it and stumbled on the solution by <text:tab/><text:tab/><text:tab/>accident. I found a more permanent solution however when I started adding </text:span><text:soft-page-break/><text:span text:style-name="T9"><text:tab/><text:tab/>animations. It seems that the light is only different in the initial render of the <text:tab/><text:tab/>scene and after the first glutPostRedisplay it fixes itself. So as soon as I added <text:tab/><text:tab/>animations that were present from the start the error went away.</text:span></text:p>
      <text:p text:style-name="P4"/>
      <text:p text:style-name="P4"><text:span text:style-name="T7"><text:tab/>2.3 – Additional Animated System Inside the Fortress</text:span></text:p>
      <text:p text:style-name="P6"><text:tab/><text:tab/><text:span text:style-name="T7">I added a draw bridge to the front of the castle that can be controlled using the <text:tab/><text:tab/>page-up and page-down keys complete with shadows etc. It sits above the <text:tab/><text:tab/><text:tab/>ground when down so as to be realistic.</text:span></text:p>
      <text:p text:style-name="P6"/>
      <text:p text:style-name="P4"><text:tab/><text:tab/><text:span text:style-name="T9">I also added a hangar as an additional animated system, with doors that open <text:tab/><text:tab/><text:tab/>before the spaceship takes off and close when it lands.</text:span></text:p>
      <text:p text:style-name="P4"><text:span text:style-name="T9"/></text:p>
      <text:p text:style-name="P4"><text:span text:style-name="T9"><text:tab/><text:tab/>I did not really have any difficulty with this as I re-used the object I had <text:tab/><text:tab/><text:tab/>already created for the draw bridge.</text:span></text:p>
      <text:p text:style-name="P4"><text:span text:style-name="T9"/></text:p>
      <text:p text:style-name="P4"><text:span text:style-name="T7"><text:tab/>2.4 – Two camera modes</text:span></text:p>
      <text:p text:style-name="P7"><text:tab/><text:tab/><text:span text:style-name="T4">I reasonably easily implemented an extra camera mode, which just swaps over <text:tab/><text:tab/>using a boolean trigger when rendering the scene, that way the position of the <text:tab/><text:tab/>original camera is not affected and can be returned to. </text:span><text:span text:style-name="T5">The altitude of the <text:tab/><text:tab/><text:tab/>space ship is used as the altitude of the camera too which means it goes up <text:tab/><text:tab/>and down as the ship does.</text:span></text:p>
      <text:p text:style-name="P7"><text:span text:style-name="T5"/></text:p>
      <text:p text:style-name="P7"><text:span text:style-name="T5"><text:tab/></text:span><text:span text:style-name="T3">2.5 – Physics Models</text:span></text:p>
      <text:p text:style-name="P7"><text:span text:style-name="T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46fb" officeooo:paragraph-rsid="001a46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SC363 – Assignment 1<text:tab/><text:tab/>Andrew Holden</text:p>
        <text:p text:style-name="MP1"><text:tab/><text:tab/>9724245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29:59.232585914</meta:creation-date>
    <dc:date>2019-04-10T17:08:45.421387614</dc:date>
    <meta:editing-duration>PT3M45S</meta:editing-duration>
    <meta:editing-cycles>1</meta:editing-cycles>
    <meta:document-statistic meta:table-count="0" meta:image-count="0" meta:object-count="0" meta:page-count="3" meta:paragraph-count="24" meta:word-count="683" meta:character-count="3812" meta:non-whitespace-character-count="3037"/>
    <meta:generator>LibreOffice/6.0.7.3$Linux_X86_64 LibreOffice_project/00m0$Build-3</meta:generator>
  </office:meta>
</office:document-meta>
</file>